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draw:fill="none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otted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svg:stroke-width="0cm" draw:marker-start-width="0.2cm" draw:marker-end="Arrowheads_20_2" draw:marker-end-width="0.2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Fine_20_Dashed_20__28_var_29_"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  <style:text-properties fo:font-size="6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6pt"/>
    </style:style>
    <style:style style:name="P5" style:family="paragraph">
      <style:text-properties fo:font-size="6pt"/>
    </style:style>
    <style:style style:name="P6" style:family="paragraph">
      <style:text-properties fo:font-size="8pt" fo:font-weight="bold"/>
    </style:style>
    <style:style style:name="P7" style:family="paragraph">
      <style:text-properties fo:font-size="6pt" fo:font-weight="bold"/>
    </style:style>
    <style:style style:name="P8" style:family="paragraph">
      <style:text-properties fo:font-size="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10pt"/>
    </style:style>
    <style:style style:name="P11" style:family="paragraph">
      <style:text-properties fo:font-size="14pt" style:text-underline-style="solid" style:text-underline-width="auto" style:text-underline-color="font-color"/>
    </style:style>
    <style:style style:name="T1" style:family="text">
      <style:text-properties fo:font-size="6pt"/>
    </style:style>
    <style:style style:name="T2" style:family="text">
      <style:text-properties fo:font-size="6pt" fo:font-weight="bold"/>
    </style:style>
    <style:style style:name="T3" style:family="text">
      <style:text-properties fo:font-size="8pt"/>
    </style:style>
    <style:style style:name="T4" style:family="text">
      <style:text-properties fo:font-size="10pt"/>
    </style:style>
    <style:style style:name="T5" style:family="text">
      <style:text-properties fo:font-size="14pt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2cm" svg:height="7.25cm" svg:x="0.89cm" svg:y="0.765cm">
          <text:p text:style-name="P3"/>
        </draw:rect>
        <draw:line draw:style-name="gr2" draw:text-style-name="P2" draw:layer="layout" svg:x1="1.14cm" svg:y1="2.632cm" svg:x2="12.64cm" svg:y2="2.64cm">
          <text:p text:style-name="P3"/>
        </draw:line>
        <draw:line draw:style-name="gr2" draw:text-style-name="P2" draw:layer="layout" svg:x1="12.377cm" svg:y1="2.64cm" svg:x2="12.39cm" svg:y2="2.265cm">
          <text:p text:style-name="P3"/>
        </draw:line>
        <draw:line draw:style-name="gr3" draw:text-style-name="P2" draw:layer="layout" svg:x1="8.64cm" svg:y1="2.265cm" svg:x2="8.64cm" svg:y2="2.64cm">
          <text:p text:style-name="P3"/>
        </draw:line>
        <draw:line draw:style-name="gr3" draw:text-style-name="P2" draw:layer="layout" svg:x1="2.14cm" svg:y1="2.394cm" svg:x2="2.14cm" svg:y2="2.64cm">
          <text:p text:style-name="P3"/>
        </draw:line>
        <draw:line draw:style-name="gr3" draw:text-style-name="P2" draw:layer="layout" svg:x1="1.39cm" svg:y1="2.39cm" svg:x2="1.39cm" svg:y2="2.648cm">
          <text:p text:style-name="P3"/>
        </draw:line>
        <draw:line draw:style-name="gr3" draw:text-style-name="P2" draw:layer="layout" svg:x1="3.64cm" svg:y1="2.394cm" svg:x2="3.64cm" svg:y2="2.64cm">
          <text:p text:style-name="P3"/>
        </draw:line>
        <draw:line draw:style-name="gr3" draw:text-style-name="P2" draw:layer="layout" svg:x1="4.39cm" svg:y1="2.265cm" svg:x2="4.39cm" svg:y2="2.64cm">
          <text:p text:style-name="P3"/>
        </draw:line>
        <draw:line draw:style-name="gr3" draw:text-style-name="P2" draw:layer="layout" svg:x1="5.39cm" svg:y1="2.394cm" svg:x2="5.39cm" svg:y2="2.64cm">
          <text:p text:style-name="P3"/>
        </draw:line>
        <draw:frame draw:style-name="gr4" draw:text-style-name="P4" draw:layer="layout" svg:width="1.209cm" svg:height="0.489cm" svg:x="0.89cm" svg:y="2.015cm">
          <draw:text-box>
            <text:p text:style-name="P3"><text:span text:style-name="T1">05:00</text:span></text:p>
          </draw:text-box>
        </draw:frame>
        <draw:frame draw:style-name="gr5" draw:text-style-name="P4" draw:layer="layout" svg:width="1.25cm" svg:height="0.489cm" svg:x="1.64cm" svg:y="2.015cm">
          <draw:text-box>
            <text:p text:style-name="P3"><text:span text:style-name="T1">10:00</text:span></text:p>
          </draw:text-box>
        </draw:frame>
        <draw:frame draw:style-name="gr6" draw:text-style-name="P5" draw:layer="layout" svg:width="1.035cm" svg:height="0.489cm" svg:x="3.14cm" svg:y="2.015cm">
          <draw:text-box>
            <text:p text:style-name="P3"><text:span text:style-name="T1">21:00</text:span></text:p>
          </draw:text-box>
        </draw:frame>
        <draw:frame draw:style-name="gr6" draw:text-style-name="P6" draw:layer="layout" svg:width="1.048cm" svg:height="0.489cm" svg:x="3.89cm" svg:y="1.901cm">
          <draw:text-box>
            <text:p text:style-name="P3"><text:span text:style-name="T2">00:00</text:span></text:p>
          </draw:text-box>
        </draw:frame>
        <draw:frame draw:style-name="gr4" draw:text-style-name="P4" draw:layer="layout" svg:width="1.209cm" svg:height="0.489cm" svg:x="4.89cm" svg:y="2.015cm">
          <draw:text-box>
            <text:p text:style-name="P3"><text:span text:style-name="T1">05:00</text:span></text:p>
          </draw:text-box>
        </draw:frame>
        <draw:frame draw:style-name="gr6" draw:text-style-name="P7" draw:layer="layout" svg:width="1.048cm" svg:height="0.489cm" svg:x="8.14cm" svg:y="1.901cm">
          <draw:text-box>
            <text:p text:style-name="P3"><text:span text:style-name="T2">00:00</text:span></text:p>
          </draw:text-box>
        </draw:frame>
        <draw:line draw:style-name="gr3" draw:text-style-name="P2" draw:layer="layout" svg:x1="9.412cm" svg:y1="2.39cm" svg:x2="9.412cm" svg:y2="2.636cm">
          <text:p text:style-name="P3"/>
        </draw:line>
        <draw:frame draw:style-name="gr4" draw:text-style-name="P4" draw:layer="layout" svg:width="1.209cm" svg:height="0.489cm" svg:x="8.953cm" svg:y="2.015cm">
          <draw:text-box>
            <text:p text:style-name="P3"><text:span text:style-name="T1">05:00</text:span></text:p>
          </draw:text-box>
        </draw:frame>
        <draw:line draw:style-name="gr2" draw:text-style-name="P2" draw:layer="layout" svg:x1="10.64cm" svg:y1="2.64cm" svg:x2="10.64cm" svg:y2="2.394cm">
          <text:p text:style-name="P3"/>
        </draw:line>
        <draw:frame draw:style-name="gr6" draw:text-style-name="P7" draw:layer="layout" svg:width="1.048cm" svg:height="0.489cm" svg:x="11.842cm" svg:y="1.901cm">
          <draw:text-box>
            <text:p text:style-name="P3"><text:span text:style-name="T2">00:00</text:span></text:p>
          </draw:text-box>
        </draw:frame>
        <draw:frame draw:style-name="gr6" draw:text-style-name="P5" draw:layer="layout" svg:width="1.035cm" svg:height="0.489cm" svg:x="10.14cm" svg:y="2.03cm">
          <draw:text-box>
            <text:p text:style-name="P3"><text:span text:style-name="T1">12:00</text:span></text:p>
          </draw:text-box>
        </draw:frame>
        <draw:line draw:style-name="gr7" draw:text-style-name="P1" draw:layer="layout" svg:x1="1.39cm" svg:y1="2.765cm" svg:x2="1.39cm" svg:y2="7.89cm">
          <text:p text:style-name="P3"/>
        </draw:line>
        <draw:line draw:style-name="gr8" draw:text-style-name="P1" draw:layer="layout" svg:x1="1.14cm" svg:y1="3.015cm" svg:x2="2.14cm" svg:y2="3.015cm">
          <text:p text:style-name="P3"/>
        </draw:line>
        <draw:frame draw:style-name="gr9" draw:text-style-name="P8" draw:layer="layout" svg:width="3.177cm" svg:height="0.887cm" svg:x="1.213cm" svg:y="3.015cm">
          <draw:text-box>
            <text:p text:style-name="P3"><text:span text:style-name="T3">Offer/Bid Submission</text:span></text:p>
            <text:p text:style-name="P3"><text:span text:style-name="T3">Deadline</text:span></text:p>
          </draw:text-box>
        </draw:frame>
        <draw:line draw:style-name="gr7" draw:text-style-name="P1" draw:layer="layout" svg:x1="3.64cm" svg:y1="2.765cm" svg:x2="3.64cm" svg:y2="7.89cm">
          <text:p text:style-name="P3"/>
        </draw:line>
        <draw:line draw:style-name="gr7" draw:text-style-name="P1" draw:layer="layout" svg:x1="4.39cm" svg:y1="2.765cm" svg:x2="4.39cm" svg:y2="7.89cm">
          <text:p text:style-name="P3"/>
        </draw:line>
        <draw:line draw:style-name="gr7" draw:text-style-name="P1" draw:layer="layout" svg:x1="5.39cm" svg:y1="2.765cm" svg:x2="5.39cm" svg:y2="7.89cm">
          <text:p text:style-name="P3"/>
        </draw:line>
        <draw:line draw:style-name="gr7" draw:text-style-name="P1" draw:layer="layout" svg:x1="8.64cm" svg:y1="2.765cm" svg:x2="8.64cm" svg:y2="7.89cm">
          <text:p text:style-name="P3"/>
        </draw:line>
        <draw:line draw:style-name="gr7" draw:text-style-name="P1" draw:layer="layout" svg:x1="9.39cm" svg:y1="2.765cm" svg:x2="9.39cm" svg:y2="7.89cm">
          <text:p text:style-name="P3"/>
        </draw:line>
        <draw:line draw:style-name="gr7" draw:text-style-name="P1" draw:layer="layout" svg:x1="10.64cm" svg:y1="2.765cm" svg:x2="10.64cm" svg:y2="7.89cm">
          <text:p text:style-name="P3"/>
        </draw:line>
        <draw:line draw:style-name="gr10" draw:text-style-name="P1" draw:layer="layout" svg:x1="3.64cm" svg:y1="3.64cm" svg:x2="10.64cm" svg:y2="3.64cm">
          <text:p text:style-name="P3"/>
        </draw:line>
        <draw:frame draw:style-name="gr9" draw:text-style-name="P10" draw:layer="layout" svg:width="4.007cm" svg:height="1.039cm" svg:x="5.133cm" svg:y="3.726cm">
          <draw:text-box>
            <text:p text:style-name="P3"><text:span text:style-name="T4">Availability Declaration</text:span></text:p>
            <text:p text:style-name="P9"><text:span text:style-name="T4">Period</text:span></text:p>
          </draw:text-box>
        </draw:frame>
        <draw:frame draw:style-name="gr9" draw:text-style-name="P11" draw:layer="layout" svg:width="6.873cm" svg:height="0.806cm" svg:x="3.433cm" svg:y="0.959cm">
          <draw:text-box>
            <text:p text:style-name="P3"><text:span text:style-name="T5">The Pool Settlement Timings</text:span></text:p>
          </draw:text-box>
        </draw:frame>
        <draw:line draw:style-name="gr10" draw:text-style-name="P1" draw:layer="layout" svg:x1="1.39cm" svg:y1="5.131cm" svg:x2="5.39cm" svg:y2="5.131cm">
          <text:p text:style-name="P3"/>
        </draw:line>
        <draw:frame draw:style-name="gr9" draw:text-style-name="P10" draw:layer="layout" svg:width="3.707cm" svg:height="0.645cm" svg:x="1.433cm" svg:y="5.245cm">
          <draw:text-box>
            <text:p text:style-name="P3"><text:span text:style-name="T4">Schedule Day (PPP)</text:span></text:p>
          </draw:text-box>
        </draw:frame>
        <draw:line draw:style-name="gr10" draw:text-style-name="P1" draw:layer="layout" svg:x1="5.39cm" svg:y1="5.131cm" svg:x2="9.39cm" svg:y2="5.131cm">
          <text:p text:style-name="P3"/>
        </draw:line>
        <draw:frame draw:style-name="gr9" draw:text-style-name="P10" draw:layer="layout" svg:width="3.707cm" svg:height="0.645cm" svg:x="5.433cm" svg:y="5.245cm">
          <draw:text-box>
            <text:p text:style-name="P3"><text:span text:style-name="T4">Schedule Day (PPP)</text:span></text:p>
          </draw:text-box>
        </draw:frame>
        <draw:line draw:style-name="gr10" draw:text-style-name="P1" draw:layer="layout" svg:x1="4.39cm" svg:y1="6.64cm" svg:x2="8.64cm" svg:y2="6.64cm">
          <text:p text:style-name="P3"/>
        </draw:line>
        <draw:frame draw:style-name="gr9" draw:text-style-name="P10" draw:layer="layout" svg:width="3.927cm" svg:height="0.645cm" svg:x="4.463cm" svg:y="6.745cm">
          <draw:text-box>
            <text:p text:style-name="P3"><text:span text:style-name="T4">Settlement Day (PSP)</text:span></text:p>
          </draw:text-box>
        </draw:frame>
        <draw:line draw:style-name="gr7" draw:text-style-name="P1" draw:layer="layout" svg:x1="12.39cm" svg:y1="2.765cm" svg:x2="12.39cm" svg:y2="7.89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4cm" fo:margin-bottom="0.64cm" fo:margin-left="0.64cm" fo:margin-right="0.64cm" fo:page-width="13.7cm" fo:page-height="8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Richard Lincoln</meta:initial-creator>
    <meta:creation-date>2006-01-11T11:35:25</meta:creation-date>
    <dc:creator>Richard Lincoln</dc:creator>
    <dc:date>2006-01-18T11:15:20</dc:date>
    <dc:language>en-GB</dc:language>
    <meta:editing-cycles>10</meta:editing-cycles>
    <meta:editing-duration>PT6H23M17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